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47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9.133cm"/>
    </style:style>
    <style:style style:name="co4" style:family="table-column">
      <style:table-column-properties fo:break-before="auto" style:column-width="4.891cm"/>
    </style:style>
    <style:style style:name="co5" style:family="table-column">
      <style:table-column-properties fo:break-before="auto" style:column-width="3.992cm"/>
    </style:style>
    <style:style style:name="co6" style:family="table-column">
      <style:table-column-properties fo:break-before="auto" style:column-width="2.145cm"/>
    </style:style>
    <style:style style:name="co7" style:family="table-column">
      <style:table-column-properties fo:break-before="auto" style:column-width="1.19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385cm" fo:break-before="auto" style:use-optimal-row-height="false"/>
    </style:style>
    <style:style style:name="ro2" style:family="table-row">
      <style:table-row-properties style:row-height="0.831cm" fo:break-before="auto" style:use-optimal-row-height="false"/>
    </style:style>
    <style:style style:name="ro3" style:family="table-row">
      <style:table-row-properties style:row-height="0.527cm" fo:break-before="auto" style:use-optimal-row-height="false"/>
    </style:style>
    <style:style style:name="ro4" style:family="table-row">
      <style:table-row-properties style:row-height="0.43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4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row table:style-name="ro1">
          <table:table-cell table:style-name="ce1" office:value-type="string" table:number-columns-spanned="7" table:number-rows-spanned="1">
            <text:p><text:span text:style-name="T1">Bill of material – USB IR Receiver (REV A)</text:span></text:p>
            <text:p>21/Janv/2013</text:p>
          </table:table-cell>
          <table:covered-table-cell table:number-columns-repeated="2"/>
          <table:covered-table-cell table:number-columns-repeated="4" table:style-name="ce3"/>
        </table:table-row>
        <table:table-row table:style-name="ro2">
          <table:table-cell table:style-name="ce2" office:value-type="string">
            <text:p>Qty.</text:p>
          </table:table-cell>
          <table:table-cell table:style-name="ce2" office:value-type="string">
            <text:p>Part ID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Mfg. SKU</text:p>
          </table:table-cell>
          <table:table-cell table:style-name="ce2" office:value-type="string">
            <text:p>Manufacturer</text:p>
          </table:table-cell>
          <table:table-cell table:style-name="ce2" office:value-type="string">
            <text:p>Package</text:p>
          </table:table-cell>
          <table:table-cell table:style-name="ce2" office:value-type="string">
            <text:p>Valu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 office:value-type="string">
            <text:p>3 Pos - Single Row - 2.54mm header - R/A</text:p>
          </table:table-cell>
          <table:table-cell office:value-type="string">
            <text:p>22-05-3031</text:p>
          </table:table-cell>
          <table:table-cell office:value-type="string">
            <text:p>Molex</text:p>
          </table:table-cell>
          <table:table-cell office:value-type="string">
            <text:p>22-05-3031</text:p>
          </table:table-cell>
          <table:table-cell office:value-type="string">
            <text:p>-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office:value-type="string">
            <text:p>4 Pos - Single Row - 2.54mm header - R/A</text:p>
          </table:table-cell>
          <table:table-cell office:value-type="string">
            <text:p>22-05-3041</text:p>
          </table:table-cell>
          <table:table-cell office:value-type="string">
            <text:p>Molex</text:p>
          </table:table-cell>
          <table:table-cell office:value-type="string">
            <text:p>22-05-3041</text:p>
          </table:table-cell>
          <table:table-cell office:value-type="string">
            <text:p>-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D3, D4</text:p>
          </table:table-cell>
          <table:table-cell office:value-type="string">
            <text:p>Diode - SMT 0603 - 1N4148</text:p>
          </table:table-cell>
          <table:table-cell office:value-type="string">
            <text:p>1N4148</text:p>
          </table:table-cell>
          <table:table-cell office:value-type="string">
            <text:p>-</text:p>
          </table:table-cell>
          <table:table-cell office:value-type="string">
            <text:p>SMT 0603</text:p>
          </table:table-cell>
          <table:table-cell office:value-type="string">
            <text:p>-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D2</text:p>
          </table:table-cell>
          <table:table-cell office:value-type="string">
            <text:p>Diode - SMT 0603 - CDSU4148</text:p>
          </table:table-cell>
          <table:table-cell office:value-type="string">
            <text:p>CDSU4148</text:p>
          </table:table-cell>
          <table:table-cell office:value-type="string">
            <text:p>-</text:p>
          </table:table-cell>
          <table:table-cell office:value-type="string">
            <text:p>SMT 0603</text:p>
          </table:table-cell>
          <table:table-cell office:value-type="string">
            <text:p>-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U3</text:p>
          </table:table-cell>
          <table:table-cell office:value-type="string">
            <text:p>Automatic Battery Back-Up Switch</text:p>
          </table:table-cell>
          <table:table-cell office:value-type="string">
            <text:p>ICL7673CBA</text:p>
          </table:table-cell>
          <table:table-cell office:value-type="string">
            <text:p>Intersil</text:p>
          </table:table-cell>
          <table:table-cell office:value-type="string">
            <text:p>SOIC8</text:p>
          </table:table-cell>
          <table:table-cell office:value-type="string">
            <text:p>-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U1</text:p>
          </table:table-cell>
          <table:table-cell office:value-type="string">
            <text:p>Microcontroller - 24k PROG / 2048 RAM / 256 EEPROM</text:p>
          </table:table-cell>
          <table:table-cell office:value-type="string">
            <text:p>PIC18F2455-I/SO</text:p>
          </table:table-cell>
          <table:table-cell office:value-type="string">
            <text:p>Microchip</text:p>
          </table:table-cell>
          <table:table-cell office:value-type="string">
            <text:p>SOIC28</text:p>
          </table:table-cell>
          <table:table-cell office:value-type="string">
            <text:p>-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Q4</text:p>
          </table:table-cell>
          <table:table-cell office:value-type="string">
            <text:p>Mosfet N-Channel - 60V 0.23A - SOT-23</text:p>
          </table:table-cell>
          <table:table-cell office:value-type="string">
            <text:p>BSS138K</text:p>
          </table:table-cell>
          <table:table-cell office:value-type="string">
            <text:p>-</text:p>
          </table:table-cell>
          <table:table-cell office:value-type="string">
            <text:p>SOT23</text:p>
          </table:table-cell>
          <table:table-cell office:value-type="string">
            <text:p>-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Q2, Q3</text:p>
          </table:table-cell>
          <table:table-cell office:value-type="string">
            <text:p>PNP medium power transistor - 20V</text:p>
          </table:table-cell>
          <table:table-cell office:value-type="string">
            <text:p>ZXTP19020CFF</text:p>
          </table:table-cell>
          <table:table-cell office:value-type="string">
            <text:p>Zetex</text:p>
          </table:table-cell>
          <table:table-cell office:value-type="string">
            <text:p>SOT23</text:p>
          </table:table-cell>
          <table:table-cell office:value-type="string">
            <text:p>-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U2</text:p>
          </table:table-cell>
          <table:table-cell office:value-type="string">
            <text:p>IR Receiver Module - 38kHz</text:p>
          </table:table-cell>
          <table:table-cell office:value-type="string">
            <text:p>TSOP6238</text:p>
          </table:table-cell>
          <table:table-cell office:value-type="string">
            <text:p>Vishay Semiconductors</text:p>
          </table:table-cell>
          <table:table-cell office:value-type="string">
            <text:p>TSOP62XX</text:p>
          </table:table-cell>
          <table:table-cell office:value-type="string">
            <text:p>-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12</text:p>
          </table:table-cell>
          <table:table-cell office:value-type="string">
            <text:p>Resistor - SMT 0603 - 0</text:p>
          </table:table-cell>
          <table:table-cell table:number-columns-repeated="2" office:value-type="string">
            <text:p>-</text:p>
          </table:table-cell>
          <table:table-cell office:value-type="string">
            <text:p>SMT 060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R9, R10, R13</text:p>
          </table:table-cell>
          <table:table-cell office:value-type="string">
            <text:p>Resistor - SMT 0603 - 1M</text:p>
          </table:table-cell>
          <table:table-cell table:number-columns-repeated="2" office:value-type="string">
            <text:p>-</text:p>
          </table:table-cell>
          <table:table-cell office:value-type="string">
            <text:p>SMT 0603</text:p>
          </table:table-cell>
          <table:table-cell office:value-type="string">
            <text:p>1M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C3, C6, C8, C9</text:p>
          </table:table-cell>
          <table:table-cell office:value-type="string">
            <text:p>Capacitor - SMT 0603 - 1uF</text:p>
          </table:table-cell>
          <table:table-cell table:number-columns-repeated="2" office:value-type="string">
            <text:p>-</text:p>
          </table:table-cell>
          <table:table-cell office:value-type="string">
            <text:p>SMT 0603</text:p>
          </table:table-cell>
          <table:table-cell office:value-type="string">
            <text:p>1uF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R3, R5</text:p>
          </table:table-cell>
          <table:table-cell office:value-type="string">
            <text:p>Resistor - SMT 0603 - 3k</text:p>
          </table:table-cell>
          <table:table-cell table:number-columns-repeated="2" office:value-type="string">
            <text:p>-</text:p>
          </table:table-cell>
          <table:table-cell office:value-type="string">
            <text:p>SMT 0603</text:p>
          </table:table-cell>
          <table:table-cell office:value-type="string">
            <text:p>3k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R7, R11</text:p>
          </table:table-cell>
          <table:table-cell office:value-type="string">
            <text:p>Resistor - SMT 0603 - 10k</text:p>
          </table:table-cell>
          <table:table-cell table:number-columns-repeated="2" office:value-type="string">
            <text:p>-</text:p>
          </table:table-cell>
          <table:table-cell office:value-type="string">
            <text:p>SMT 0603</text:p>
          </table:table-cell>
          <table:table-cell office:value-type="string">
            <text:p>10k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C1, C2</text:p>
          </table:table-cell>
          <table:table-cell office:value-type="string">
            <text:p>Capacitor - SMT 0603 - 18pF</text:p>
          </table:table-cell>
          <table:table-cell table:number-columns-repeated="2" office:value-type="string">
            <text:p>-</text:p>
          </table:table-cell>
          <table:table-cell office:value-type="string">
            <text:p>SMT 0603</text:p>
          </table:table-cell>
          <table:table-cell office:value-type="string">
            <text:p>18pF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office:value-type="string">
            <text:p>Crystal - SM49 - 20MHz</text:p>
          </table:table-cell>
          <table:table-cell office:value-type="string">
            <text:p>CSM1Z-A0B2C3-50-20.0D18</text:p>
          </table:table-cell>
          <table:table-cell office:value-type="string">
            <text:p>Cardinal Components</text:p>
          </table:table-cell>
          <table:table-cell office:value-type="string">
            <text:p>SM49</text:p>
          </table:table-cell>
          <table:table-cell office:value-type="string">
            <text:p>20MHz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R4, R6</text:p>
          </table:table-cell>
          <table:table-cell office:value-type="string">
            <text:p>Resistor - SMT 0603 - 30k</text:p>
          </table:table-cell>
          <table:table-cell table:number-columns-repeated="2" office:value-type="string">
            <text:p>-</text:p>
          </table:table-cell>
          <table:table-cell office:value-type="string">
            <text:p>SMT 0603</text:p>
          </table:table-cell>
          <table:table-cell office:value-type="string">
            <text:p>30k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office:value-type="string">
            <text:p>Resistor - SMT 0603 - 100</text:p>
          </table:table-cell>
          <table:table-cell table:number-columns-repeated="2" office:value-type="string">
            <text:p>-</text:p>
          </table:table-cell>
          <table:table-cell office:value-type="string">
            <text:p>SMT 0603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C4, C5</text:p>
          </table:table-cell>
          <table:table-cell office:value-type="string">
            <text:p>Capacitor - SMT 0603 - 100nF</text:p>
          </table:table-cell>
          <table:table-cell table:number-columns-repeated="2" office:value-type="string">
            <text:p>-</text:p>
          </table:table-cell>
          <table:table-cell office:value-type="string">
            <text:p>SMT 0603</text:p>
          </table:table-cell>
          <table:table-cell office:value-type="string">
            <text:p>100nF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2</text:p>
          </table:table-cell>
          <table:table-cell office:value-type="string">
            <text:p>Resistor - SMT 0603 - 330</text:p>
          </table:table-cell>
          <table:table-cell table:number-columns-repeated="2" office:value-type="string">
            <text:p>-</text:p>
          </table:table-cell>
          <table:table-cell office:value-type="string">
            <text:p>SMT 0603</text:p>
          </table:table-cell>
          <table:table-cell office:value-type="float" office:value="330">
            <text:p>33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office:value-type="string">
            <text:p>Led Chip 0805 - Green</text:p>
          </table:table-cell>
          <table:table-cell table:number-columns-repeated="2" office:value-type="string">
            <text:p>-</text:p>
          </table:table-cell>
          <table:table-cell office:value-type="string">
            <text:p>SMT 0805</text:p>
          </table:table-cell>
          <table:table-cell office:value-type="string">
            <text:p>Green</text:p>
          </table:table-cell>
        </table:table-row>
        <table:table-row table:style-name="ro3" table:number-rows-repeated="6">
          <table:table-cell table:number-columns-repeated="3"/>
          <table:table-cell table:style-name="ce3" table:number-columns-repeated="4"/>
        </table:table-row>
        <table:table-row table:style-name="ro3" table:number-rows-repeated="3">
          <table:table-cell table:style-name="ce4" table:number-columns-repeated="7"/>
        </table:table-row>
        <table:table-row table:style-name="ro4">
          <table:table-cell table:style-name="ce4" table:number-columns-repeated="7"/>
        </table:table-row>
        <table:table-row table:style-name="ro4">
          <table:table-cell table:style-name="ce4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fo:margin="1.499cm" fo:margin-top="1.499cm" fo:margin-bottom="1.499cm"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 of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3-01-21T00:29:07</dc:date>
    <dc:creator>Benoit Frigon</dc:creator>
    <meta:editing-duration>PT3M24S</meta:editing-duration>
    <meta:editing-cycles>7</meta:editing-cycles>
    <meta:document-statistic meta:table-count="1" meta:cell-count="155" meta:object-count="0"/>
  </office:meta>
</office:document-meta>
</file>